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9</meta:editing-cycles>
    <meta:creation-date>2022-10-11T10:45:00</meta:creation-date>
    <dc:date>2023-06-14T06:16:22.349493697</dc:date>
    <meta:editing-duration>PT10M3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27" meta:character-count="2295" meta:non-whitespace-character-count="2021"/>
    <meta:user-defined meta:name="AppVersion">16.0000</meta:user-defined>
    <meta:template xlink:type="simple" xlink:actuate="onRequest" xlink:title="Normal" xlink:href=""/>
  </office:meta>
</office:document-meta>
</file>